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Definitions.getTest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efinitions.getTes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efinitions.addToMap( TestDefinition t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Definition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Definitions.getWebap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efinitions.get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efinitions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Definitions.getTestList( String webap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efinitions.TestDefinitions( List testDefinitions , Categories categories , Webapps webap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Definitions.getTestsByWebapp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efinitions.getTestsByNam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efinitions.add( TestDefinition t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